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tpEntityTests.multiValue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HttpEntityTests.requestEnt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HttpEntityTests.testEqua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HttpEntityTests.noHea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HttpEntityTests.httpHea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HttpEntityTests.responseEnt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